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0691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5" table:style-name="ce1"/>
          <table:table-cell office:value-type="float" office:value="7258.5" table:style-name="ce1">
            <text:p>7258.5</text:p>
          </table:table-cell>
          <table:table-cell office:value-type="float" office:value="7259.5" table:style-name="ce1">
            <text:p>7259.5</text:p>
          </table:table-cell>
          <table:table-cell table:number-columns-repeated="16375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7259.299" table:style-name="ce1">
            <text:p>7259.299</text:p>
          </table:table-cell>
          <table:table-cell table:style-name="ce1"/>
          <table:table-cell office:value-type="string" table:style-name="ce1">
            <text:p>rdx</text:p>
          </table:table-cell>
          <table:table-cell table:style-name="ce1"/>
          <table:table-cell office:value-type="string" table:style-name="ce1">
            <text:p>floor</text:p>
          </table:table-cell>
          <table:table-cell office:value-type="float" office:value="7259" table:style-name="ce1">
            <text:p>7259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float" office:value="8892.6710999999996" table:style-name="ce1">
            <text:p>8892.6711</text:p>
          </table:table-cell>
          <table:table-cell table:style-name="ce1"/>
          <table:table-cell office:value-type="string" table:style-name="ce1">
            <text:p>rdy</text:p>
          </table:table-cell>
          <table:table-cell table:style-name="ce1"/>
          <table:table-cell office:value-type="string" table:style-name="ce1">
            <text:p>floor</text:p>
          </table:table-cell>
          <table:table-cell office:value-type="float" office:value="8892" table:style-name="ce1">
            <text:p>8892</text:p>
          </table:table-cell>
          <table:table-cell table:number-columns-repeated="16376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1">
            <text:p>x werkelijk</text:p>
          </table:table-cell>
          <table:table-cell office:value-type="float" office:value="11422" table:style-name="ce1">
            <text:p>11422</text:p>
          </table:table-cell>
          <table:table-cell table:style-name="ce1"/>
          <table:table-cell office:value-type="string" table:style-name="ce1">
            <text:p>y werkelijk</text:p>
          </table:table-cell>
          <table:table-cell table:style-name="ce1"/>
          <table:table-cell office:value-type="float" office:value="43583" table:style-name="ce1">
            <text:p>43583</text:p>
          </table:table-cell>
          <table:table-cell table:style-name="ce1"/>
          <table:table-cell office:value-type="float" office:value="0.81069568452380958" table:formula="of:=[.J14]/[.F19]" table:style-name="ce1">
            <text:p>0.810695685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1">
            <text:p>x nu</text:p>
          </table:table-cell>
          <table:table-cell office:value-type="float" office:value="16080" table:formula="of:=11422+4658" table:style-name="ce1">
            <text:p>16080</text:p>
          </table:table-cell>
          <table:table-cell table:style-name="ce1"/>
          <table:table-cell office:value-type="string" table:style-name="ce1">
            <text:p>y nu</text:p>
          </table:table-cell>
          <table:table-cell table:style-name="ce1"/>
          <table:table-cell office:value-type="float" office:value="17680" table:formula="of:=43583-25903" table:style-name="ce1">
            <text:p>17680</text:p>
          </table:table-cell>
          <table:table-cell table:style-name="ce1"/>
          <table:table-cell office:value-type="float" office:value="0.32886904761904762" table:formula="of:=[.J15]/[.F19]" table:style-name="ce1">
            <text:p>0.32886904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1">
            <text:p>verschil</text:p>
          </table:table-cell>
          <table:table-cell office:value-type="float" office:value="-4658" table:formula="of:=[.F14]-[.F15]" table:style-name="ce2">
            <text:p>-4658</text:p>
          </table:table-cell>
          <table:table-cell table:style-name="ce1"/>
          <table:table-cell office:value-type="string" table:style-name="ce1">
            <text:p>verschil</text:p>
          </table:table-cell>
          <table:table-cell table:style-name="ce1"/>
          <table:table-cell office:value-type="float" office:value="25903" table:formula="of:=[.J14]-[.J15]" table:style-name="ce2">
            <text:p>25903</text:p>
          </table:table-cell>
          <table:table-cell table:style-name="ce1"/>
          <table:table-cell office:value-type="float" office:value="0.48182663690476191" table:formula="of:=[.J16]/[.F19]" table:style-name="ce1">
            <text:p>0.481826637</text:p>
          </table:table-cell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1">
            <text:p>tilewdith</text:p>
          </table:table-cell>
          <table:table-cell office:value-type="float" office:value="53760" table:formula="of:=53760" table:style-name="ce1">
            <text:p>53760</text:p>
          </table:table-cell>
          <table:table-cell table:number-columns-repeated="16378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4"/>
          <table:table-cell table:number-columns-repeated="4" table:style-name="ce1"/>
          <table:table-cell table:style-name="ce2"/>
          <table:table-cell table:number-columns-repeated="16375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arten Vroegindeweij</meta:initial-creator>
    <dc:creator>Maarten Vroegindeweij</dc:creator>
    <meta:creation-date>2017-08-11T17:57:27Z</meta:creation-date>
    <dc:date>2017-08-14T19:04:09Z</dc:date>
  </office:meta>
</office:document-meta>
</file>